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7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 table:number-columns-repeated="2"/>
          <table:table-cell table:style-name="ce44" office:value-type="float" office:value="2900">
            <text:p>2900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table:number-columns-repeated="3"/>
          <table:table-cell table:style-name="ce2" table:formula="of:=SUM([.B3:.F3])" office:value-type="float" office:value="14900">
            <text:p>14900</text:p>
          </table:table-cell>
          <table:table-cell table:style-name="ce8" table:formula="of:=SUM([.B28:.F28])" office:value-type="float" office:value="747.117794486216">
            <text:p>747.1177944862</text:p>
          </table:table-cell>
          <table:table-cell office:value-type="string">
            <text:p>Անի Գ․</text:p>
          </table:table-cell>
          <table:table-cell office:value-type="string">
            <text:p>5000+2440</text:p>
          </table:table-cell>
          <table:table-cell office:value-type="string">
            <text:p>60000(salary)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747.117794486216">
            <text:p>747.1177944862</text:p>
          </table:table-cell>
          <table:table-cell office:value-type="string">
            <text:p>Անժելա</text:p>
          </table:table-cell>
          <table:table-cell office:value-type="string">
            <text:p>10000-154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747.117794486216">
            <text:p>747.1177944862</text:p>
          </table:table-cell>
          <table:table-cell office:value-type="string">
            <text:p>Արմենուհի</text:p>
          </table:table-cell>
          <table:table-cell office:value-type="string">
            <text:p>5000+240</text:p>
          </table:table-cell>
          <table:table-cell office:value-type="float" office:value="37000">
            <text:p>37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style-name="Default"/>
          <table:table-cell office:value-type="float" office:value="36000">
            <text:p>36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C28:.F28])" office:value-type="float" office:value="352.380952380952">
            <text:p>352.380952381</text:p>
          </table:table-cell>
          <table:table-cell table:style-name="ce42" office:value-type="string">
            <text:p>Համլետ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747.117794486216">
            <text:p>747.1177944862</text:p>
          </table:table-cell>
          <table:table-cell table:style-name="ce31" office:value-type="string">
            <text:p>Մանե</text:p>
          </table:table-cell>
          <table:table-cell office:value-type="string">
            <text:p>7000-38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747.117794486216">
            <text:p>747.1177944862</text:p>
          </table:table-cell>
          <table:table-cell table:style-name="ce31" office:value-type="string">
            <text:p>Նանե</text:p>
          </table:table-cell>
          <table:table-cell office:value-type="string">
            <text:p>10000-33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747.117794486216">
            <text:p>747.1177944862</text:p>
          </table:table-cell>
          <table:table-cell office:value-type="string">
            <text:p>Հասմիկ Դ․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:.F28])" office:value-type="float" office:value="747.117794486216">
            <text:p>747.1177944862</text:p>
          </table:table-cell>
          <table:table-cell table:style-name="ce31" office:value-type="string">
            <text:p>Կարեն</text:p>
          </table:table-cell>
          <table:table-cell table:style-name="Default" office:value-type="string">
            <text:p>10000-5050</text:p>
          </table:table-cell>
          <table:table-cell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A28:.E28])" office:value-type="float" office:value="747.117794486216">
            <text:p>747.1177944862</text:p>
          </table:table-cell>
          <table:table-cell office:value-type="string">
            <text:p>Ժոզեֆ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)" office:value-type="float" office:value="747.117794486216">
            <text:p>747.1177944862</text:p>
          </table:table-cell>
          <table:table-cell table:style-name="ce31"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4"/>
          <table:table-cell table:formula="of:=SUM([.B28];[.C28];[.F28])" office:value-type="float" office:value="747.117794486216">
            <text:p>747.1177944862</text:p>
          </table:table-cell>
          <table:table-cell table:style-name="ce31" office:value-type="string">
            <text:p>Գենա</text:p>
          </table:table-cell>
          <table:table-cell office:value-type="string">
            <text:p>6000-5500</text:p>
          </table:table-cell>
          <table:table-cell/>
        </table:table-row>
        <table:table-row table:style-name="ro12">
          <table:table-cell/>
          <table:table-cell office:value-type="string">
            <text:p>-Taron</text:p>
          </table:table-cell>
          <table:table-cell table:number-columns-repeated="5"/>
          <table:table-cell table:formula="of:=SUM([.A28];[.C28];[.D28];[.E28])" office:value-type="float" office:value="352.380952380952">
            <text:p>352.380952381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352.380952380952">
            <text:p>352.380952381</text:p>
          </table:table-cell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747.117794486216">
            <text:p>747.1177944862</text:p>
          </table:table-cell>
          <table:table-cell office:value-type="string">
            <text:p>Մհեր</text:p>
          </table:table-cell>
          <table:table-cell office:value-type="string">
            <text:p>13000+54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747.117794486216">
            <text:p>747.1177944862</text:p>
          </table:table-cell>
          <table:table-cell office:value-type="string">
            <text:p>Դավիթ</text:p>
          </table:table-cell>
          <table:table-cell office:value-type="string">
            <text:p>12000+540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352.380952380952">
            <text:p>352.380952381</text:p>
          </table:table-cell>
          <table:table-cell table:style-name="ce31" office:value-type="string">
            <text:p>Տարո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747.117794486216">
            <text:p>747.1177944862</text:p>
          </table:table-cell>
          <table:table-cell office:value-type="string">
            <text:p>Հրաչ</text:p>
          </table:table-cell>
          <table:table-cell office:value-type="string">
            <text:p>10000-15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747.117794486216">
            <text:p>747.1177944862</text:p>
          </table:table-cell>
          <table:table-cell table:style-name="ce33" office:value-type="string">
            <text:p>Թինա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Ստեպան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A28:.F28])" office:value-type="float" office:value="747.117794486216">
            <text:p>747.1177944862</text:p>
          </table:table-cell>
          <table:table-cell office:value-type="string">
            <text:p>Վահե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747.117794486216">
            <text:p>747.1177944862</text:p>
          </table:table-cell>
          <table:table-cell office:value-type="string">
            <text:p>Տաթև</text:p>
          </table:table-cell>
          <table:table-cell office:value-type="float" office:value="3100">
            <text:p>3100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394.736842105263">
            <text:p>394.7368421053</text:p>
          </table:table-cell>
          <table:table-cell office:value-type="string">
            <text:p>Մովսես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5900">
            <text:p>5900</text:p>
          </table:table-cell>
          <table:table-cell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0" office:value-type="float" office:value="0">
            <text:p>0</text:p>
          </table:table-cell>
          <table:table-cell table:style-name="ce2" table:formula="of:=[.E3]/19" office:value-type="float" office:value="0">
            <text:p>0</text:p>
          </table:table-cell>
          <table:table-cell table:style-name="ce2" table:formula="of:=[.F3]/18" office:value-type="float" office:value="0">
            <text:p>0</text:p>
          </table:table-cell>
          <table:table-cell/>
          <table:table-cell table:formula="of:=SUM([.C28])" office:value-type="float" office:value="352.380952380952">
            <text:p>352.380952381</text:p>
          </table:table-cell>
          <table:table-cell table:style-name="ce43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28:.F28])" office:value-type="float" office:value="747.117794486216">
            <text:p>747.1177944862</text:p>
          </table:table-cell>
          <table:table-cell office:value-type="string">
            <text:p>Նաիրա</text:p>
          </table:table-cell>
          <table:table-cell table:style-name="Default" office:value-type="string">
            <text:p>7000-13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747.117794486216">
            <text:p>747.1177944862</text:p>
          </table:table-cell>
          <table:table-cell office:value-type="string">
            <text:p>Թամարա</text:p>
          </table:table-cell>
          <table:table-cell table:style-name="Default" office:value-type="string">
            <text:p>5000-17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30])" office:value-type="float" office:value="15604.7619047619">
            <text:p>15604.7619047619</text:p>
          </table:table-cell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6000">
            <text:p>60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2/09/2016</text:date>, <text:time>13:3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09T13:38:35</dc:date>
    <meta:editing-duration>P4DT10H32M10S</meta:editing-duration>
    <meta:editing-cycles>1785</meta:editing-cycles>
    <meta:generator>OpenOffice/4.1.1$Unix OpenOffice.org_project/411m6$Build-9775</meta:generator>
    <dc:creator>Hasmik Dabaghyan</dc:creator>
    <meta:document-statistic meta:table-count="11" meta:cell-count="4294" meta:object-count="0"/>
  </office:meta>
</office:document-meta>
</file>